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font-weight="bold" officeooo:rsid="015d566a" officeooo:paragraph-rsid="015d566a" style:font-weight-asian="bold" style:font-weight-complex="bold"/>
    </style:style>
    <style:style style:name="P3" style:family="paragraph" style:parent-style-name="Standard">
      <style:text-properties fo:font-weight="bold" officeooo:rsid="015f4050" officeooo:paragraph-rsid="015f4050" style:font-weight-asian="bold" style:font-weight-complex="bold"/>
    </style:style>
    <style:style style:name="P4" style:family="paragraph" style:parent-style-name="Standard">
      <style:text-properties fo:font-weight="bold" officeooo:rsid="015f4537" officeooo:paragraph-rsid="015f4537" style:font-weight-asian="bold" style:font-weight-complex="bold"/>
    </style:style>
    <style:style style:name="P5" style:family="paragraph" style:parent-style-name="Standard">
      <style:text-properties fo:font-weight="bold" officeooo:rsid="01607c3a" officeooo:paragraph-rsid="01607c3a" style:font-weight-asian="bold" style:font-weight-complex="bold"/>
    </style:style>
    <style:style style:name="P6" style:family="paragraph" style:parent-style-name="Standard">
      <style:text-properties fo:font-weight="bold" officeooo:rsid="0162568c" officeooo:paragraph-rsid="0162568c" style:font-weight-asian="bold" style:font-weight-complex="bold"/>
    </style:style>
    <style:style style:name="P7" style:family="paragraph" style:parent-style-name="Standard">
      <style:text-properties fo:font-weight="bold" officeooo:rsid="0163e61d" officeooo:paragraph-rsid="0163e61d" style:font-weight-asian="bold" style:font-weight-complex="bold"/>
    </style:style>
    <style:style style:name="P8" style:family="paragraph" style:parent-style-name="Standard">
      <style:text-properties fo:font-weight="bold" officeooo:rsid="01643d87" officeooo:paragraph-rsid="01643d87" style:font-weight-asian="bold" style:font-weight-complex="bold"/>
    </style:style>
    <style:style style:name="P9" style:family="paragraph" style:parent-style-name="Standard">
      <style:text-properties fo:font-weight="bold" officeooo:rsid="01648619" officeooo:paragraph-rsid="01648619" style:font-weight-asian="bold" style:font-weight-complex="bold"/>
    </style:style>
    <style:style style:name="P10" style:family="paragraph" style:parent-style-name="Standard">
      <style:text-properties fo:font-weight="bold" officeooo:rsid="016596b3" officeooo:paragraph-rsid="016596b3" style:font-weight-asian="bold" style:font-weight-complex="bold"/>
    </style:style>
    <style:style style:name="P11" style:family="paragraph" style:parent-style-name="Standard">
      <style:text-properties fo:font-weight="bold" officeooo:rsid="0165e9a4" officeooo:paragraph-rsid="0165e9a4" style:font-weight-asian="bold" style:font-weight-complex="bold"/>
    </style:style>
    <style:style style:name="P12" style:family="paragraph" style:parent-style-name="Standard">
      <style:text-properties fo:font-weight="normal" officeooo:rsid="015d566a" officeooo:paragraph-rsid="015d566a" style:font-weight-asian="normal" style:font-weight-complex="normal"/>
    </style:style>
    <style:style style:name="P13" style:family="paragraph" style:parent-style-name="Standard">
      <style:text-properties fo:font-weight="normal" officeooo:rsid="015f4050" officeooo:paragraph-rsid="015f4050" style:font-weight-asian="normal" style:font-weight-complex="normal"/>
    </style:style>
    <style:style style:name="P14" style:family="paragraph" style:parent-style-name="Standard">
      <style:text-properties fo:font-weight="normal" officeooo:rsid="015f4537" officeooo:paragraph-rsid="015f4537" style:font-weight-asian="normal" style:font-weight-complex="normal"/>
    </style:style>
    <style:style style:name="P15" style:family="paragraph" style:parent-style-name="Standard">
      <style:text-properties fo:font-weight="normal" officeooo:rsid="01607c3a" officeooo:paragraph-rsid="01607c3a" style:font-weight-asian="normal" style:font-weight-complex="normal"/>
    </style:style>
    <style:style style:name="P16" style:family="paragraph" style:parent-style-name="Standard">
      <style:text-properties fo:font-weight="normal" officeooo:rsid="0162568c" officeooo:paragraph-rsid="0162568c" style:font-weight-asian="normal" style:font-weight-complex="normal"/>
    </style:style>
    <style:style style:name="P17" style:family="paragraph" style:parent-style-name="Standard">
      <style:text-properties fo:font-weight="normal" officeooo:rsid="0163e61d" officeooo:paragraph-rsid="0163e61d" style:font-weight-asian="normal" style:font-weight-complex="normal"/>
    </style:style>
    <style:style style:name="P18" style:family="paragraph" style:parent-style-name="Standard">
      <style:text-properties fo:font-weight="normal" officeooo:rsid="01643d87" officeooo:paragraph-rsid="01643d87" style:font-weight-asian="normal" style:font-weight-complex="normal"/>
    </style:style>
    <style:style style:name="P19" style:family="paragraph" style:parent-style-name="Standard">
      <style:text-properties fo:font-weight="normal" officeooo:rsid="01648619" officeooo:paragraph-rsid="01648619" style:font-weight-asian="normal" style:font-weight-complex="normal"/>
    </style:style>
    <style:style style:name="P20" style:family="paragraph" style:parent-style-name="Standard">
      <style:text-properties fo:font-weight="normal" officeooo:rsid="016596b3" officeooo:paragraph-rsid="016596b3" style:font-weight-asian="normal" style:font-weight-complex="normal"/>
    </style:style>
    <style:style style:name="P21" style:family="paragraph" style:parent-style-name="Standard">
      <style:text-properties fo:font-weight="normal" officeooo:rsid="0165e9a4" officeooo:paragraph-rsid="0165e9a4" style:font-weight-asian="normal" style:font-weight-complex="normal"/>
    </style:style>
    <style:style style:name="P22" style:family="paragraph" style:parent-style-name="Standard">
      <style:text-properties fo:font-weight="normal" officeooo:rsid="016713de" officeooo:paragraph-rsid="016713de" style:font-weight-asian="normal" style:font-weight-complex="normal"/>
    </style:style>
    <style:style style:name="P23" style:family="paragraph" style:parent-style-name="Standard">
      <style:text-properties fo:font-weight="normal" officeooo:rsid="01716226" officeooo:paragraph-rsid="01716226" style:font-weight-asian="normal" style:font-weight-complex="normal"/>
    </style:style>
    <style:style style:name="P24" style:family="paragraph" style:parent-style-name="Standard">
      <style:text-properties fo:font-weight="normal" officeooo:rsid="01734d7e" officeooo:paragraph-rsid="01734d7e" style:font-weight-asian="normal" style:font-weight-complex="normal"/>
    </style:style>
    <style:style style:name="P25" style:family="paragraph" style:parent-style-name="Standard">
      <style:text-properties fo:font-weight="normal" officeooo:rsid="0173bf63" officeooo:paragraph-rsid="0173bf63" style:font-weight-asian="normal" style:font-weight-complex="normal"/>
    </style:style>
    <style:style style:name="P26" style:family="paragraph" style:parent-style-name="Standard">
      <style:text-properties fo:font-weight="normal" officeooo:rsid="017592e3" officeooo:paragraph-rsid="017592e3" style:font-weight-asian="normal" style:font-weight-complex="normal"/>
    </style:style>
    <style:style style:name="P27" style:family="paragraph" style:parent-style-name="Standard">
      <style:text-properties fo:font-weight="normal" officeooo:rsid="0178494a" officeooo:paragraph-rsid="0178494a" style:font-weight-asian="normal" style:font-weight-complex="normal"/>
    </style:style>
    <style:style style:name="P28" style:family="paragraph" style:parent-style-name="Standard">
      <style:text-properties fo:font-weight="normal" officeooo:rsid="01786d99" officeooo:paragraph-rsid="01786d99" style:font-weight-asian="normal" style:font-weight-complex="normal"/>
    </style:style>
    <style:style style:name="P29" style:family="paragraph" style:parent-style-name="Standard">
      <style:text-properties fo:font-weight="normal" officeooo:rsid="0165e9a4" officeooo:paragraph-rsid="0165e9a4" style:font-weight-asian="normal" style:font-weight-complex="normal"/>
    </style:style>
    <style:style style:name="P30" style:family="paragraph" style:parent-style-name="Standard">
      <style:text-properties fo:font-weight="bold" officeooo:rsid="0178494a" officeooo:paragraph-rsid="0178494a" style:font-weight-asian="bold" style:font-weight-complex="bold"/>
    </style:style>
    <style:style style:name="T1" style:family="text">
      <style:text-properties officeooo:rsid="01643d87"/>
    </style:style>
    <style:style style:name="T2" style:family="text">
      <style:text-properties officeooo:rsid="01648619"/>
    </style:style>
    <style:style style:name="T3" style:family="text">
      <style:text-properties officeooo:rsid="0165e9a4"/>
    </style:style>
    <style:style style:name="T4" style:family="text">
      <style:text-properties officeooo:rsid="016713de"/>
    </style:style>
    <style:style style:name="T5" style:family="text">
      <style:text-properties officeooo:rsid="0168ac68"/>
    </style:style>
    <style:style style:name="T6" style:family="text">
      <style:text-properties officeooo:rsid="0168ade0"/>
    </style:style>
    <style:style style:name="T7" style:family="text">
      <style:text-properties officeooo:rsid="01699bdf"/>
    </style:style>
    <style:style style:name="T8" style:family="text">
      <style:text-properties officeooo:rsid="016dd121"/>
    </style:style>
    <style:style style:name="T9" style:family="text">
      <style:text-properties officeooo:rsid="016e7b95"/>
    </style:style>
    <style:style style:name="T10" style:family="text">
      <style:text-properties officeooo:rsid="016f80bf"/>
    </style:style>
    <style:style style:name="T11" style:family="text">
      <style:text-properties officeooo:rsid="01734d7e"/>
    </style:style>
    <style:style style:name="T12" style:family="text">
      <style:text-properties officeooo:rsid="0173bf63"/>
    </style:style>
    <style:style style:name="T13" style:family="text">
      <style:text-properties officeooo:rsid="0177288f"/>
    </style:style>
    <style:style style:name="T14" style:family="text">
      <style:text-properties officeooo:rsid="01786d99"/>
    </style:style>
    <style:style style:name="T15" style:family="text">
      <style:text-properties officeooo:rsid="017c3139"/>
    </style:style>
    <style:style style:name="T16" style:family="text">
      <style:text-properties officeooo:rsid="017e2d20"/>
    </style:style>
    <style:style style:name="T17" style:family="text">
      <style:text-properties officeooo:rsid="015f4050"/>
    </style:style>
    <style:style style:name="T18" style:family="text">
      <style:text-properties officeooo:rsid="01716226"/>
    </style:style>
    <style:style style:name="T19" style:family="text">
      <style:text-properties officeooo:rsid="017f4e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me to take stock</text:p>
      <text:p text:style-name="P1"/>
      <text:p text:style-name="P12">The completeness of an implementation of TLS1.3 is measured by the number of extensions it supports. So lets list them, see where we stand, and work out some priorities. Its worth noting that no implementation (not even OpenSSL!) implements everything. <text:span text:style-name="T6">Note that a client, depending on its circumstances, may use only a subset of the available extensions.</text:span></text:p>
      <text:p text:style-name="P12"/>
      <text:p text:style-name="P12">Most extensions can appear in more than one place – typically a request from one party, followed by an acknowledgement from the other. Extensions can appear in the Client Hello (CH), the Server Hello (SH), a Certificate Request (CR), the Certificate itself (CT), in a Handshake Retry Request (HR), in a session ticket (ST) or in the server’s Encrypted Extensions (EE). <text:span text:style-name="T17">As always for more information refer to </text:span><text:a xlink:type="simple" xlink:href="https://www.davidwong.fr/tls13/" text:style-name="Internet_20_link" text:visited-style-name="Visited_20_Internet_20_Link"><text:span text:style-name="T17">https://www.davidwong.fr/tls13/</text:span></text:a><text:span text:style-name="T17"> </text:span></text:p>
      <text:p text:style-name="P12"/>
      <text:p text:style-name="P2">1. Server Name (CH, EE)</text:p>
      <text:p text:style-name="P2"/>
      <text:p text:style-name="P12">Fully implemented</text:p>
      <text:p text:style-name="P12"/>
      <text:p text:style-name="P3">2. Max Fragment length (CH, EE)</text:p>
      <text:p text:style-name="P13"/>
      <text:p text:style-name="P13">Fully implemented. Useful way for a small device to defend itself against being overwhelmed by big chunks of data. However Servers may choose to ignore it.</text:p>
      <text:p text:style-name="P13"/>
      <text:p text:style-name="P3">3. <text:s/>Status Request (CH, CR, CT)</text:p>
      <text:p text:style-name="P13"/>
      <text:p text:style-name="P13">Not implemented. This is OCSP stapling. Briefly the idea is that the client, who is unwilling or unable to check certificate revocation status, requests further evidence from the server that its certificate is kosher, and <text:span text:style-name="T2">ge</text:span>ts the server to do the heavy lifting This requires a fresh digital signature from the Certificate Authority <text:span text:style-name="T7">(CA) </text:span>“stapled” onto the certificate which confirms that it has not been recently revoked <text:span text:style-name="T7">by that CA</text:span>. <text:span text:style-name="T9">The server response is actually embedded as a certificate extension. </text:span><text:span text:style-name="T10">See below.</text:span></text:p>
      <text:p text:style-name="P13"/>
      <text:p text:style-name="P4">4. Supported groups (CH, EE)</text:p>
      <text:p text:style-name="P14"/>
      <text:p text:style-name="P14">Fully implemented, as indeed it is mandatory.</text:p>
      <text:p text:style-name="P14"/>
      <text:p text:style-name="P4">5. Signature Algorithms (CH, CR)</text:p>
      <text:p text:style-name="P14"/>
      <text:p text:style-name="P14">Fully implemented. Mandatory for <text:span text:style-name="T2">full</text:span> CH, but also required in CR in case client is also authenticating with a certificate, in response to a request from the server. <text:span text:style-name="T2">Not required for CH on session resumption (which does not require a certificate chain).</text:span></text:p>
      <text:p text:style-name="P14"/>
      <text:p text:style-name="P4">6. Use Secure Real-Time Transport Protocol (srtp) (CH, EE)</text:p>
      <text:p text:style-name="P14"/>
      <text:p text:style-name="P14">Not implemented. Applies only to DTLS, and we are not supporting that (yet).</text:p>
      <text:p text:style-name="P14"/>
      <text:p text:style-name="P5">7. HeartBeat (CH, EE)</text:p>
      <text:p text:style-name="P15"/>
      <text:p text:style-name="P15">Not currently implemented, but simple to do. A mechanism to keep a connection alive.</text:p>
      <text:p text:style-name="P15"/>
      <text:p text:style-name="P6">8. Application Layer protocol negotiation (CH, EE)</text:p>
      <text:p text:style-name="P16"/>
      <text:p text:style-name="P16"><text:soft-page-break/>Implemented. A mechanism for letting TLS know what kind of application is going to run over the connection once it is secured by TLS. For example a server might have different certificates for different applications. Currently HTTP is the only application supported.</text:p>
      <text:p text:style-name="P16"/>
      <text:p text:style-name="P6">9. Signed Certificate Timestamp (CH, CR, CT)</text:p>
      <text:p text:style-name="P16"/>
      <text:p text:style-name="P16">Not implemented. This is the mechanism commonly referred to as “Certificate Transparency”. <text:span text:style-name="T7">It </text:span><text:span text:style-name="T10">provides some confidence </text:span><text:span text:style-name="T7">that the CA itself has not misbehaved. </text:span><text:span text:style-name="T10">See below.</text:span></text:p>
      <text:p text:style-name="P16"/>
      <text:p text:style-name="P7">10. Client Certificate Type (CH, EE)</text:p>
      <text:p text:style-name="P17"/>
      <text:p text:style-name="P17">Not implemented. Allows raw public keys to be used by the client instead of self-signed certificates, hence keeping the size down. <text:span text:style-name="T10">It may be a more elegant solution in the IoT setting, and can apply in a non-PKI setting, where some other mechanism is used to authenticate such keys. </text:span><text:s/>Even OpenSSL doesn’t support this one, <text:span text:style-name="T11">but I think maybe we should. Since PQ public keys are bigger, this extension may help mitigate the impact of that.</text:span></text:p>
      <text:p text:style-name="P17"/>
      <text:p text:style-name="P7">10. Server Certificate Type (CH, EE)</text:p>
      <text:p text:style-name="P17"/>
      <text:p text:style-name="P17">Same as above, this time for the server.</text:p>
      <text:p text:style-name="P17"/>
      <text:p text:style-name="P7">11. Padding (CH)</text:p>
      <text:p text:style-name="P17"/>
      <text:p text:style-name="P17">Fully implemented. Random padding bytes are added to frustrate traffic analysis.</text:p>
      <text:p text:style-name="P17"/>
      <text:p text:style-name="P7">12. <text:span text:style-name="T1">Key Share (CH, SH, HR)</text:span></text:p>
      <text:p text:style-name="P16"/>
      <text:p text:style-name="P18">Fully implemented, mandatory.</text:p>
      <text:p text:style-name="P18"/>
      <text:p text:style-name="P8">13. Pre-shared Key (CH, SH)</text:p>
      <text:p text:style-name="P18"/>
      <text:p text:style-name="P18">Fully implemented. A pre-shared key can be used to avoid certificates. It can either be derived from a “ticket”, in which case it is used for session resumption, or it can be something negotiated “out-of-band”</text:p>
      <text:p text:style-name="P18"/>
      <text:p text:style-name="P9">14. PSK Key Exchange Modes (CH)</text:p>
      <text:p text:style-name="P19"/>
      <text:p text:style-name="P19">Implemented, but only for the safer (EC)DHE mode (supports forward secrecy), not PSK alone.</text:p>
      <text:p text:style-name="P19"/>
      <text:p text:style-name="P9">15. Early Data (CH, EE, ST)</text:p>
      <text:p text:style-name="P19"/>
      <text:p text:style-name="P20">Fully implemented. Allows application data to be sent from client to server in the first flow. Can only happen on a session resumption, or with a pre-shared key.</text:p>
      <text:p text:style-name="P20"/>
      <text:p text:style-name="P10">16. Cookie (CH, HRR)</text:p>
      <text:p text:style-name="P20"/>
      <text:p text:style-name="P20">Fully implemented.</text:p>
      <text:p text:style-name="P20"/>
      <text:p text:style-name="P10">17. Supported Versions (CH, SH, HR)</text:p>
      <text:p text:style-name="P20"/>
      <text:p text:style-name="P20">Fully implemented. Only version 1.3 of TLS is supported.</text:p>
      <text:p text:style-name="P20"/>
      <text:p text:style-name="P10"><text:soft-page-break/>18. Certificate Authorities <text:span text:style-name="T3">(CH,CR)</text:span></text:p>
      <text:p text:style-name="P20"/>
      <text:p text:style-name="P20">Not implemented<text:span text:style-name="T3">. Supplies a list of acceptable Certificate Authorities to the other party, and thus can be used to limit the size of the CA certificates that need to be stored.</text:span></text:p>
      <text:p text:style-name="P20"/>
      <text:p text:style-name="P11">19. OID filters (CR)</text:p>
      <text:p text:style-name="P21"/>
      <text:p text:style-name="P21">Not implemented. Pretty obscure.</text:p>
      <text:p text:style-name="P21"/>
      <text:p text:style-name="P11">20. Post Handshake Authentication (CH)</text:p>
      <text:p text:style-name="P21"/>
      <text:p text:style-name="P21">Not implemented. Again pretty obscure. Its a message from the client to the server indicating a willingness to authenticate at any time (by supplying its <text:span text:style-name="T8">ow</text:span>n certificate) post-handshake. Why not just do it during the handshake?</text:p>
      <text:p text:style-name="P21"/>
      <text:p text:style-name="P11">2<text:span text:style-name="T4">1</text:span>. <text:span text:style-name="T4">Signature Algorithms Cert (CH, CR)</text:span></text:p>
      <text:p text:style-name="P21"/>
      <text:p text:style-name="P22">Fully implemented. The request<text:span text:style-name="T5">e</text:span>r of a certificate is indicating which <text:span text:style-name="T5">types of </text:span>signature<text:span text:style-name="T5"> on certificates</text:span> it <text:span text:style-name="T5">can </text:span>verify.</text:p>
      <text:p text:style-name="P21"/>
      <text:p text:style-name="P25">Most of the currently missing extensions are related to more complete X.509/PKI support. <text:span text:style-name="T18">A policy decision is the extent to which we want to get drawn down th</text:span>at<text:span text:style-name="T18"> X.509/PKI rabbit hole. Checking certificate chains plus providing full support for OCSP and Certificate transparency is a big resource intensive undertaking. At the moment we just have bare-bones support for this – do we really want to take it further? Maybe a client just needs to pass the whole certificate chain on to a trusted server (based on OpenSSL?) which does the check</text:span><text:span text:style-name="T11">s</text:span><text:span text:style-name="T18"> and comes back with the Yes or No answer. Maybe some application specific light-weight solution can be found. </text:span><text:span text:style-name="T11">For TLS we just need to be sure that the server’s public key is genuine.</text:span></text:p>
      <text:p text:style-name="P23"/>
      <text:p text:style-name="P26">Another idea would be to exploit Certificate Pinning. The idea is simple – burn acceptable server certs into a client store, and only only accept certificates that are found in that store.</text:p>
      <text:p text:style-name="P23"/>
      <text:p text:style-name="P24">Which brings me back to the Trust Abstraction Layer idea, where our <text:span text:style-name="T13">current </text:span>light-weight X509/PKI is just one such solution. If anyone else wants to do the full-blown thing, be our guest, and just plug it in.</text:p>
      <text:p text:style-name="P21"/>
      <text:p text:style-name="P30">Research idea</text:p>
      <text:p text:style-name="P27"/>
      <text:p text:style-name="P27">Big problem with post-quantum TLS is large size of public keys and signatures. Now by using Identity Based Cryptography (instead of PKI) public keys can be eliminated completely. And by using KEMs instead of signature, signatures can be eliminated. See </text:p>
      <text:p text:style-name="P27"/>
      <text:p text:style-name="P27"><text:a xlink:type="simple" xlink:href="https://dspace.mit.edu/bitstream/handle/1721.1/130100/Paper_PrePrint_Version.pdf?sequence=1&amp;isAllowed=y" text:style-name="Internet_20_link" text:visited-style-name="Visited_20_Internet_20_Link">https://dspace.mit.edu/bitstream/handle/1721.1/130100/Paper_PrePrint_Version.pdf?sequence=1&amp;isAllowed=y</text:a> </text:p>
      <text:p text:style-name="P27"/>
      <text:p text:style-name="P27">I have implemented the Ducas et al <text:span text:style-name="T15">NTRU-based </text:span>IBE scheme, it is very practical. <text:span text:style-name="T14">Maybe IBE’s time has finally come? </text:span><text:span text:style-name="T15">If the server uses IBE, the client does not need its public key, which removes the extra round that KEMTLS required(?) </text:span><text:span text:style-name="T16">Using IBE also allows a </text:span><text:span text:style-name="T19">much </text:span><text:span text:style-name="T16">simple</text:span><text:span text:style-name="T19">r</text:span><text:span text:style-name="T16"> solution to </text:span><text:span text:style-name="T19">the problem of </text:span><text:span text:style-name="T16">encrypting the Client Hello - </text:span><text:a xlink:type="simple" xlink:href="https://datatracker.ietf.org/doc/draft-ietf-tls-esni/" text:style-name="Internet_20_link" text:visited-style-name="Visited_20_Internet_20_Link"><text:span text:style-name="T16">https://datatracker.ietf.org/doc/draft-ietf-tls-esni/</text:span></text:a><text:span text:style-name="T16"> </text:span></text:p>
      <text:p text:style-name="P27"/>
      <text:p text:style-name="P28">This paper entitled “The viability of Post Quantum X.509 Certificates” (<text:a xlink:type="simple" xlink:href="https://eprint.iacr.org/2018/063" text:style-name="Internet_20_link" text:visited-style-name="Visited_20_Internet_20_Link">https://eprint.iacr.org/2018/063</text:a> ) is <text:span text:style-name="T15">also of </text:span>intere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11-07T17:49:36.030000000</dc:date>
    <meta:editing-duration>P4DT15H2M58S</meta:editing-duration>
    <meta:editing-cycles>220</meta:editing-cycles>
    <meta:generator>LibreOffice/6.4.5.2$Windows_X86_64 LibreOffice_project/a726b36747cf2001e06b58ad5db1aa3a9a1872d6</meta:generator>
    <meta:document-statistic meta:table-count="0" meta:image-count="0" meta:object-count="0" meta:page-count="3" meta:paragraph-count="55" meta:word-count="1087" meta:character-count="6767" meta:non-whitespace-character-count="5726"/>
  </office:meta>
</office:document-meta>
</file>